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9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18.5.14</text:span></text:p>
      <text:p text:style-name="P4"/>
      <text:p text:style-name="P4"/>
      <text:p text:style-name="P6"/>
      <text:p text:style-name="P7"><text:span text:style-name="T5">נתונים עיקריים לשלבים הראשונים לטיפול באירוע</text:span></text:p>
      <text:p text:style-name="Standard"><text:span text:style-name="T4">תיק <text:s/></text:span><text:span text:style-name="T6">11101</text:span></text:p>
      <text:p text:style-name="P8"/>
      <text:p text:style-name="Standard"><text:span text:style-name="T4">שם העסק/מבנה</text:span><text:span text:style-name="T3"> <text:s text:c="2"/></text:span><text:span text:style-name="T1">כפר הנוער "עיינות"</text:span></text:p>
      <text:p text:style-name="P9"/>
      <text:p text:style-name="Standard"><text:span text:style-name="T4">כתובת</text:span><text:span text:style-name="T1"> <text:s/>עיינות מועצה אזורית <text:s/>גן רווה</text:span></text:p>
      <text:p text:style-name="P9"/>
      <text:p text:style-name="Standard"><text:span text:style-name="T4">טלפון</text:span><text:span text:style-name="T1"> <text:s text:c="8"/>08-9405558-5 <text:s text:c="21"/></text:span><text:span text:style-name="T4">מאויש</text:span><text:bookmark text:name="_GoBack"/><text:span text:style-name="T4"> 24 ש'</text:span><text:span text:style-name="T1"> <text:s text:c="110"/></text:span></text:p>
      <text:p text:style-name="P9"/>
      <text:p text:style-name="Standard"><text:span text:style-name="T4">המפתחות נמצאים</text:span><text:span text:style-name="T1"> <text:s text:c="2"/>משרד ראשי מנהל הכפר ------- <text:s/>אלי כהן (מנהלן)</text:span></text:p>
      <text:p text:style-name="P4"/>
      <text:p text:style-name="Standard"><text:span text:style-name="T4">מיקום מפסק זרם ראשי</text:span><text:span text:style-name="T1">: חדר חשמל ראשי לכול במבנים במתחם נמצא צד מע' מול מבנה מטבח.</text:span></text:p>
      <text:p text:style-name="Standard"><text:span text:style-name="T1"><text:s text:c="43"/>במרתף מבנה מטבח קיים מ.ג.</text:span></text:p>
      <text:p text:style-name="Standard"><text:span text:style-name="T1"><text:s text:c="42"/>רכזת גילוי אש לכלל המבנים במתחם נמצאת במשרד ראשי מזכירות </text:span></text:p>
      <text:p text:style-name="Standard"><text:span text:style-name="T1"><text:s text:c="42"/>הכפר. ( מחובר ל-9 מבנים) <text:s/></text:span></text:p>
      <text:p text:style-name="Standard"><text:span text:style-name="T1"><text:s text:c="165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 <text:s text:c="4"/>גנרטור חירום קיים רק עבור אולם אשכול (אודיטוריום) נמצא בעורף</text:span></text:p>
      <text:p text:style-name="Standard"><text:span text:style-name="T1"><text:s text:c="44"/>המבנה.</text:span></text:p>
      <text:p text:style-name="P3"/>
      <text:p text:style-name="Standard"><text:span text:style-name="T4">מיקום ברזי כיבוי עיקריים "3</text:span><text:span text:style-name="T1"> <text:s text:c="2"/>גמל מים נמצא בכניסה ראשית לכפר </text:span></text:p>
      <text:p text:style-name="Standard"><text:span text:style-name="T1"><text:s text:c="52"/>ברזי שריפה פרוסים סמוך למבנים בשטח הכפר.</text:span></text:p>
      <text:p text:style-name="Standard"><text:span text:style-name="T1"><text:s text:c="52"/></text:span><text:span text:style-name="T4">אולם אשכול (אודיטוריום) מערכת גילוי + ספרינקלרים</text:span></text:p>
      <text:p text:style-name="Standard"><text:span text:style-name="T4"><text:s text:c="52"/>דחיסת מים למע' ספרי' נמצאת בעורף המבנה.</text:span></text:p>
      <text:p text:style-name="Standard"><text:span text:style-name="T1"><text:s text:c="51"/>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נועם שפר</text:span></text:p>
          </table:table-cell>
          <table:table-cell table:style-name="Table2.A1" office:value-type="string">
            <text:p text:style-name="P1"><text:span text:style-name="T1">מנהל הכפר</text:span></text:p>
          </table:table-cell>
          <table:table-cell table:style-name="Table2.A1" office:value-type="string">
            <text:p text:style-name="P1"><text:span text:style-name="T1">02-4972028</text:span></text:p>
          </table:table-cell>
          <table:table-cell table:style-name="Table2.A1" office:value-type="string">
            <text:p text:style-name="P1"><text:span text:style-name="T1">050-7345555</text:span></text:p>
          </table:table-cell>
          <table:table-cell table:style-name="Table2.A1" office:value-type="string">
            <text:p text:style-name="P1"><text:span text:style-name="T1">08-9303608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כהן אלי</text:span></text:p>
          </table:table-cell>
          <table:table-cell table:style-name="Table2.A1" office:value-type="string">
            <text:p text:style-name="P1"><text:span text:style-name="T1">מנהלן</text:span></text:p>
          </table:table-cell>
          <table:table-cell table:style-name="Table2.A1" office:value-type="string">
            <text:p text:style-name="P1"><text:span text:style-name="T1">02-2328074</text:span></text:p>
          </table:table-cell>
          <table:table-cell table:style-name="Table2.A1" office:value-type="string">
            <text:p text:style-name="P1"><text:span text:style-name="T1">052-3970658</text:span></text:p>
          </table:table-cell>
          <table:table-cell table:style-name="Table2.A1" office:value-type="string">
            <text:p text:style-name="P1"><text:span text:style-name="T1">08-9303601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אמנון זנגי</text:span></text:p>
          </table:table-cell>
          <table:table-cell table:style-name="Table2.A1" office:value-type="string">
            <text:p text:style-name="P1"><text:span text:style-name="T1">משק בית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2-2427881</text:span></text:p>
          </table:table-cell>
          <table:table-cell table:style-name="Table2.A1" office:value-type="string">
            <text:p text:style-name="P1"><text:span text:style-name="T1">08-9404085</text:span></text:p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4">סולר -- עמדת תדלוק 1000 ליטר חזית דרומית ברחבת עפר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4">גז גפ"מ – נמצא רק במטבח 4 מכלים 48 ק"ג (חב' פזגז)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טבח בישול - שריפת שומנים במנדף.</text:span></text:p>
          </table:table-cell>
        </table:table-row>
      </table:table>
      <text:p text:style-name="Standard"><text:span text:style-name="T1"><text:s text:c="518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מבנה מטבח.</text:span></text:p>
          </table:table-cell>
        </table:table-row>
      </table:table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מגוף שליטה מע' ספרי' מבנה אשכול +גנרטור חירום ,נמצאים סמוך למבנה מאחור, כולל מע' שליטה בעשן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בכפר פרוסים מבנים המצוידים במע' גילוי בלבד למעט מבנה אשכול </text:span></text:p>
          </table:table-cell>
        </table:table-row>
      </table:table>
      <text:p text:style-name="P4"/>
      <text:p text:style-name="P4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3</meta:editing-cycles>
    <meta:print-date>2014-05-18T06:06:00</meta:print-date>
    <meta:creation-date>2014-05-18T06:24:00</meta:creation-date>
    <dc:date>2014-05-18T06:52:00</dc:date>
    <meta:editing-duration>PT28S</meta:editing-duration>
    <meta:generator>OpenOffice/4.0.1$Win32 OpenOffice.org_project/401m5$Build-9714</meta:generator>
    <meta:document-statistic meta:table-count="6" meta:image-count="0" meta:object-count="0" meta:page-count="2" meta:paragraph-count="73" meta:word-count="309" meta:character-count="275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